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b250" officeooo:paragraph-rsid="001db2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 table:style-name="TableLine94573596807872">
          <table:table-cell table:style-name="Таблица1.A1" office:value-type="string">
            <text:p text:style-name="P1">{% for x in 'ABC' %}</text:p>
          </table:table-cell>
        </table:table-row>
        <table:table-row table:style-name="TableLine94573596807872">
          <table:table-cell table:style-name="Таблица1.A2" office:value-type="string">
            <text:p text:style-name="P1">{{ x }}</text:p>
          </table:table-cell>
        </table:table-row>
        <table:table-row table:style-name="TableLine94573596807872">
          <table:table-cell table:style-name="Таблица1.A2" office:value-type="string">
            <text:p text:style-name="P1">{% endfor %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8:39:37.542352281</meta:creation-date>
    <dc:date>2021-01-24T18:42:44.961978614</dc:date>
    <meta:editing-duration>PT3M8S</meta:editing-duration>
    <meta:editing-cycles>1</meta:editing-cycles>
    <meta:document-statistic meta:table-count="1" meta:image-count="0" meta:object-count="0" meta:page-count="1" meta:paragraph-count="3" meta:word-count="12" meta:character-count="39" meta:non-whitespace-character-count="30"/>
    <meta:generator>LibreOffice/7.0.3.1$Linux_X86_64 LibreOffice_project/00$Build-1</meta:generator>
  </office:meta>
</office:document-meta>
</file>